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7cm" svg:height="2.783cm" svg:x="2.352cm" svg:y="1.146cm">
          <draw:text-box>
            <text:p><text:span text:style-name="T1"><text:s text:c="4"/></text:span><text:span text:style-name="T1">(1 &lt;&lt; n) + (k'' ^ (k'' &gt;&gt; 1)) =</text:span></text:p>
            <text:p><text:span text:style-name="T1"/></text:p>
          </draw:text-box>
        </draw:frame>
        <draw:frame draw:style-name="gr2" draw:text-style-name="P2" draw:layer="layout" svg:width="2.068cm" svg:height="1.723cm" svg:x="6.654cm" svg:y="3.85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.068cm" svg:height="1.723cm" svg:x="8.954cm" svg:y="3.85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58cm" svg:height="1.723cm" svg:x="15.154cm" svg:y="3.8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.442cm" svg:height="1.517cm" svg:x="13.555cm" svg:y="3.5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3.963cm" svg:y="5.643cm">
          <draw:text-box>
            <text:p><text:span text:style-name="T1">^</text:span></text:p>
          </draw:text-box>
        </draw:frame>
        <draw:frame draw:style-name="gr2" draw:text-style-name="P2" draw:layer="layout" svg:width="2.114cm" svg:height="1.723cm" svg:x="11.254cm" svg:y="3.8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0.795cm" svg:height="1.253cm" svg:x="7.199cm" svg:y="6.82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06cm" svg:height="1.723cm" svg:x="8.954cm" svg:y="6.55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142cm" svg:height="1.723cm" svg:x="15.154cm" svg:y="6.5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.442cm" svg:height="1.517cm" svg:x="13.555cm" svg:y="6.275cm">
          <draw:text-box>
            <text:p><text:span text:style-name="T1">...</text:span></text:p>
          </draw:text-box>
        </draw:frame>
        <draw:frame draw:style-name="gr2" draw:text-style-name="P2" draw:layer="layout" svg:width="2.076cm" svg:height="1.723cm" svg:x="11.254cm" svg:y="6.55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0.797cm" svg:height="2.783cm" svg:x="3.452cm" svg:y="16.446cm">
          <draw:text-box>
            <text:p><text:span text:style-name="T1"><text:s text:c="4"/></text:span><text:span text:style-name="T1">(1k' ^ (1k' &gt;&gt; 1)) =</text:span></text:p>
            <text:p><text:span text:style-name="T1"/></text:p>
          </draw:text-box>
        </draw:frame>
        <draw:frame draw:style-name="gr2" draw:text-style-name="P2" draw:layer="layout" svg:width="2.071cm" svg:height="1.5cm" svg:x="7.254cm" svg:y="19.15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2.067cm" svg:height="1.491cm" svg:x="9.554cm" svg:y="19.15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158cm" svg:height="1.491cm" svg:x="15.754cm" svg:y="19.15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.442cm" svg:height="1.517cm" svg:x="14.155cm" svg:y="18.874cm">
          <draw:text-box>
            <text:p><text:span text:style-name="T1">...</text:span></text:p>
          </draw:text-box>
        </draw:frame>
        <draw:frame draw:style-name="gr1" draw:text-style-name="P1" draw:layer="layout" svg:width="1.031cm" svg:height="1.517cm" svg:x="4.163cm" svg:y="20.843cm">
          <draw:text-box>
            <text:p><text:span text:style-name="T1">^</text:span></text:p>
          </draw:text-box>
        </draw:frame>
        <draw:frame draw:style-name="gr2" draw:text-style-name="P2" draw:layer="layout" svg:width="2.113cm" svg:height="1.491cm" svg:x="11.854cm" svg:y="19.15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0.766cm" svg:height="1.253cm" svg:x="7.799cm" svg:y="21.92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2.059cm" svg:height="1.491cm" svg:x="9.554cm" svg:y="21.85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42cm" svg:height="1.491cm" svg:x="15.754cm" svg:y="21.85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1.442cm" svg:height="1.517cm" svg:x="14.155cm" svg:y="21.575cm">
          <draw:text-box>
            <text:p><text:span text:style-name="T1">...</text:span></text:p>
          </draw:text-box>
        </draw:frame>
        <draw:frame draw:style-name="gr2" draw:text-style-name="P2" draw:layer="layout" svg:width="2.075cm" svg:height="1.491cm" svg:x="11.854cm" svg:y="21.8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0.766cm" svg:height="1.253cm" svg:x="5.925cm" svg:y="19.254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0.795cm" svg:height="1.253cm" svg:x="6cm" svg:y="21.92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0.766cm" svg:height="1.253cm" svg:x="5.525cm" svg:y="4.15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0.795cm" svg:height="1.253cm" svg:x="5.6cm" svg:y="6.82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3" draw:text-style-name="P2" draw:layer="layout" svg:x1="3.383cm" svg:y1="9.047cm" svg:x2="18.018cm" svg:y2="9.013cm">
          <text:p/>
        </draw:line>
        <draw:line draw:style-name="gr3" draw:text-style-name="P2" draw:layer="layout" svg:x1="3.384cm" svg:y1="24.047cm" svg:x2="18.019cm" svg:y2="24.013cm">
          <text:p/>
        </draw:line>
        <draw:frame draw:style-name="gr2" draw:text-style-name="P2" draw:layer="layout" svg:width="2.067cm" svg:height="1.491cm" svg:x="9.056cm" svg:y="9.555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1.442cm" svg:height="1.517cm" svg:x="13.657cm" svg:y="10.776cm">
          <draw:text-box>
            <text:p><text:span text:style-name="T1">...</text:span></text:p>
          </draw:text-box>
        </draw:frame>
        <draw:frame draw:style-name="gr2" draw:text-style-name="P2" draw:layer="layout" svg:width="0.766cm" svg:height="1.253cm" svg:x="5.627cm" svg:y="9.6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2" draw:layer="layout" svg:width="2.068cm" svg:height="1.723cm" svg:x="6.791cm" svg:y="9.36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2" draw:layer="layout" svg:width="2.059cm" svg:height="1.491cm" svg:x="9.056cm" svg:y="12.25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1" draw:layer="layout" svg:width="1.031cm" svg:height="1.517cm" svg:x="9.465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5cm" svg:height="4.605cm" draw:transform="skewX (-0.0223402144255274) rotate (-0.0223402144255272) translate (8.979cm 9.555cm)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1cm" svg:height="1.491cm" svg:x="11.357cm" svg:y="9.55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layout" svg:width="2.059cm" svg:height="1.491cm" svg:x="11.357cm" svg:y="12.25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1" draw:layer="layout" svg:width="1.031cm" svg:height="1.517cm" svg:x="11.7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2.204cm" svg:height="4.606cm" svg:x="11.305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151cm" svg:height="1.491cm" svg:x="15.257cm" svg:y="9.555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text-style-name="P2" draw:layer="layout" svg:width="1.131cm" svg:height="1.491cm" svg:x="15.257cm" svg:y="12.25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1" draw:layer="layout" svg:width="1.031cm" svg:height="1.517cm" svg:x="15.366cm" svg:y="11.146cm">
          <draw:text-box>
            <text:p><text:span text:style-name="T1">^</text:span></text:p>
          </draw:text-box>
        </draw:frame>
        <draw:custom-shape draw:style-name="gr4" draw:text-style-name="P2" draw:layer="layout" svg:width="1.556cm" svg:height="4.526cm" svg:x="15.083cm" svg:y="9.55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6T19:51:03.163646263</meta:creation-date>
    <dc:date>2016-08-16T22:25:23.126140367</dc:date>
    <dc:creator>elucterio </dc:creator>
    <meta:editing-duration>PT25M25S</meta:editing-duration>
    <meta:editing-cycles>7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10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1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 </annotation>
  </semantics>
</math>
</file>

<file path=Object 12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 </annotation>
  </semantics>
</math>
</file>

<file path=Object 13/content.xml><?xml version="1.0" encoding="utf-8"?>
<math xmlns="http://www.w3.org/1998/Math/MathML" display="block">
  <semantics>
    <mn>1</mn>
    <annotation encoding="StarMath 5.0">1</annotation>
  </semantics>
</math>
</file>

<file path=Object 14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15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16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17/content.xml><?xml version="1.0" encoding="utf-8"?>
<math xmlns="http://www.w3.org/1998/Math/MathML" display="block">
  <semantics>
    <mn>1</mn>
    <annotation encoding="StarMath 5.0">1</annotation>
  </semantics>
</math>
</file>

<file path=Object 18/content.xml><?xml version="1.0" encoding="utf-8"?>
<math xmlns="http://www.w3.org/1998/Math/MathML" display="block">
  <semantics>
    <mn>0</mn>
    <annotation encoding="StarMath 5.0">0</annotation>
  </semantics>
</math>
</file>

<file path=Object 19/content.xml><?xml version="1.0" encoding="utf-8"?>
<math xmlns="http://www.w3.org/1998/Math/MathML" display="block">
  <semantics>
    <mn>1</mn>
    <annotation encoding="StarMath 5.0">1</annotation>
  </semantics>
</math>
</file>

<file path=Object 2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20/content.xml><?xml version="1.0" encoding="utf-8"?>
<math xmlns="http://www.w3.org/1998/Math/MathML" display="block">
  <semantics>
    <mn>0</mn>
    <annotation encoding="StarMath 5.0">0</annotation>
  </semantics>
</math>
</file>

<file path=Object 29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</annotation>
  </semantics>
</math>
</file>

<file path=Object 3/content.xml><?xml version="1.0" encoding="utf-8"?>
<math xmlns="http://www.w3.org/1998/Math/MathML" display="block">
  <semantics>
    <mover accent="true">
      <msubsup>
        <mi>k</mi>
        <mn>0</mn>
        <mrow>
          <mtext/>
          <mi mathvariant="normal">’</mi>
        </mrow>
      </msubsup>
      <mo>¯</mo>
    </mover>
    <annotation encoding="StarMath 5.0">overline k^{% %Ux2019}_{0} </annotation>
  </semantics>
</math>
</file>

<file path=Object 30/content.xml><?xml version="1.0" encoding="utf-8"?>
<math xmlns="http://www.w3.org/1998/Math/MathML" display="block">
  <semantics>
    <mn>1</mn>
    <annotation encoding="StarMath 5.0">1</annotation>
  </semantics>
</math>
</file>

<file path=Object 31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32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

<file path=Object 33/content.xml><?xml version="1.0" encoding="utf-8"?>
<math xmlns="http://www.w3.org/1998/Math/MathML" display="block">
  <semantics>
    <msubsup>
      <mi>k</mi>
      <mrow>
        <mi>n</mi>
        <mo stretchy="false">−</mo>
        <mn>4</mn>
      </mrow>
      <mrow>
        <mtext/>
        <mi mathvariant="normal">’</mi>
      </mrow>
    </msubsup>
    <annotation encoding="StarMath 5.0">k^{% %Ux2019}_{n-4}</annotation>
  </semantics>
</math>
</file>

<file path=Object 34/content.xml><?xml version="1.0" encoding="utf-8"?>
<math xmlns="http://www.w3.org/1998/Math/MathML" display="block">
  <semantics>
    <msubsup>
      <mi>k</mi>
      <mrow>
        <mi>n</mi>
        <mo stretchy="false">−</mo>
        <mn>3</mn>
      </mrow>
      <mrow>
        <mtext/>
        <mi mathvariant="normal">’</mi>
      </mrow>
    </msubsup>
    <annotation encoding="StarMath 5.0">k^{% %Ux2019}_{n-3} </annotation>
  </semantics>
</math>
</file>

<file path=Object 35/content.xml><?xml version="1.0" encoding="utf-8"?>
<math xmlns="http://www.w3.org/1998/Math/MathML" display="block">
  <semantics>
    <msubsup>
      <mi>k</mi>
      <mn>0</mn>
      <mrow>
        <mtext/>
        <mi mathvariant="normal">’</mi>
      </mrow>
    </msubsup>
    <annotation encoding="StarMath 5.0">k^{% %Ux2019}_{0}</annotation>
  </semantics>
</math>
</file>

<file path=Object 36/content.xml><?xml version="1.0" encoding="utf-8"?>
<math xmlns="http://www.w3.org/1998/Math/MathML" display="block">
  <semantics>
    <msubsup>
      <mi>k</mi>
      <mn>1</mn>
      <mrow>
        <mtext/>
        <mi mathvariant="normal">’</mi>
      </mrow>
    </msubsup>
    <annotation encoding="StarMath 5.0">k^{% %Ux2019}_{1} </annotation>
  </semantics>
</math>
</file>

<file path=Object 4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4</mn>
        </mrow>
        <mrow>
          <mtext/>
          <mi mathvariant="normal">’</mi>
        </mrow>
      </msubsup>
      <mo>¯</mo>
    </mover>
    <annotation encoding="StarMath 5.0">overline k^{% %Ux2019}_{n-4} </annotation>
  </semantics>
</math>
</file>

<file path=Object 5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2</mn>
        </mrow>
        <mrow>
          <mtext/>
          <mi mathvariant="normal">’</mi>
        </mrow>
      </msubsup>
      <mo>¯</mo>
    </mover>
    <annotation encoding="StarMath 5.0">overline k^{% %Ux2019}_{n-2} </annotation>
  </semantics>
</math>
</file>

<file path=Object 7/content.xml><?xml version="1.0" encoding="utf-8"?>
<math xmlns="http://www.w3.org/1998/Math/MathML" display="block">
  <semantics>
    <mover accent="true">
      <msubsup>
        <mi>k</mi>
        <mn>1</mn>
        <mrow>
          <mtext/>
          <mi mathvariant="normal">’</mi>
        </mrow>
      </msubsup>
      <mo>¯</mo>
    </mover>
    <annotation encoding="StarMath 5.0">overline k^{% %Ux2019}_{1} </annotation>
  </semantics>
</math>
</file>

<file path=Object 8/content.xml><?xml version="1.0" encoding="utf-8"?>
<math xmlns="http://www.w3.org/1998/Math/MathML" display="block">
  <semantics>
    <mover accent="true">
      <msubsup>
        <mi>k</mi>
        <mrow>
          <mi>n</mi>
          <mo stretchy="false">−</mo>
          <mn>3</mn>
        </mrow>
        <mrow>
          <mtext/>
          <mi mathvariant="normal">’</mi>
        </mrow>
      </msubsup>
      <mo>¯</mo>
    </mover>
    <annotation encoding="StarMath 5.0">overline k^{% %Ux2019}_{n-3} </annotation>
  </semantics>
</math>
</file>

<file path=Object 9/content.xml><?xml version="1.0" encoding="utf-8"?>
<math xmlns="http://www.w3.org/1998/Math/MathML" display="block">
  <semantics>
    <msubsup>
      <mi>k</mi>
      <mrow>
        <mi>n</mi>
        <mo stretchy="false">−</mo>
        <mn>2</mn>
      </mrow>
      <mrow>
        <mtext/>
        <mi mathvariant="normal">’</mi>
      </mrow>
    </msubsup>
    <annotation encoding="StarMath 5.0">k^{% %Ux2019}_{n-2} </annotation>
  </semantics>
</math>
</file>